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reformatted_20_Text"><text:s text:c="6"/>Il corvo e la volpe</text:p>
      <text:p text:style-name="Preformatted_20_Text"/>
      <text:p text:style-name="Preformatted_20_Text"><text:s text:c="6"/>Un corvo aveva rubato un pezzo di carne ed era andato a posarsi su di un </text:p>
      <text:p text:style-name="Preformatted_20_Text"><text:s text:c="6"/>albero. Lo vide la volpe e le venne voglia di quella carne. Si fermò à </text:p>
      <text:p text:style-name="Preformatted_20_Text"><text:s text:c="6"/>suoi piedi e cominciò ad adularla, facendo grandi lodi del suo corpo </text:p>
      <text:p text:style-name="Preformatted_20_Text"><text:s text:c="6"/>perfetto e della sua bellezza, della lucentezza delle sue penne, dicendo </text:p>
      <text:p text:style-name="Preformatted_20_Text"><text:s text:c="6"/>che nessuno era più adatto dì lui ad essere il re degli uccelli, e che lo </text:p>
      <text:p text:style-name="Preformatted_20_Text"><text:s text:c="6"/>sarebbe diventato senz'altro, se avesse avuto la voce.</text:p>
      <text:p text:style-name="Preformatted_20_Text"><text:s text:c="6"/>Il corvo, allora, volendo mostrare che neanche la voce gli mancava, si </text:p>
      <text:p text:style-name="Preformatted_20_Text"><text:s text:c="6"/>mise a gracchiare con tutte le sue forze, e lasciò cadere la carne</text:p>
      <text:p text:style-name="Preformatted_20_Text"><text:s text:c="6"/>La volpe si precipitò ad afferrarla e beffeggiò il corvo soggiungendo: " </text:p>
      <text:p text:style-name="Preformatted_20_Text"><text:s text:c="6"/>Se, poi, caro il mio corvo, tu avessi anche il cervello, non ti </text:p>
      <text:p text:style-name="Preformatted_20_Text"><text:s text:c="6"/>mancherebbe altro, per diventare re ".</text:p>
      <text:p text:style-name="Standard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8-03-04T08:44:12</meta:creation-date>
    <dc:date>2008-03-04T08:46:40</dc:date>
    <dc:language>it-IT</dc:language>
    <meta:editing-cycles>2</meta:editing-cycles>
    <meta:editing-duration>PT2M2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3" meta:word-count="137" meta:character-count="819"/>
  </office:meta>
</office:document-meta>
</file>